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9ac" officeooo:paragraph-rsid="000409ac"/>
    </style:style>
    <style:style style:name="P2" style:family="paragraph" style:parent-style-name="Standard">
      <style:text-properties officeooo:rsid="00053434" officeooo:paragraph-rsid="00053434"/>
    </style:style>
    <style:style style:name="P3" style:family="paragraph" style:parent-style-name="Standard">
      <style:text-properties officeooo:rsid="0007ffc6" officeooo:paragraph-rsid="0007ffc6"/>
    </style:style>
    <style:style style:name="P4" style:family="paragraph" style:parent-style-name="Standard">
      <style:text-properties fo:font-size="18pt" officeooo:rsid="000409ac" officeooo:paragraph-rsid="000409ac"/>
    </style:style>
    <style:style style:name="P5" style:family="paragraph" style:parent-style-name="Standard">
      <style:text-properties fo:font-size="18pt" fo:font-weight="bold" officeooo:rsid="0007ffc6" officeooo:paragraph-rsid="0007ffc6" style:font-weight-asian="bold" style:font-weight-complex="bold"/>
    </style:style>
    <style:style style:name="P6" style:family="paragraph" style:parent-style-name="Standard">
      <style:text-properties officeooo:rsid="000918d3" officeooo:paragraph-rsid="000918d3"/>
    </style:style>
    <style:style style:name="P7" style:family="paragraph" style:parent-style-name="Standard">
      <style:text-properties officeooo:rsid="000a1ceb" officeooo:paragraph-rsid="000a1ceb"/>
    </style:style>
    <style:style style:name="P8" style:family="paragraph" style:parent-style-name="Standard">
      <style:text-properties officeooo:rsid="000e3170" officeooo:paragraph-rsid="000e3170"/>
    </style:style>
    <style:style style:name="P9" style:family="paragraph" style:parent-style-name="Standard">
      <style:text-properties fo:font-weight="bold" officeooo:rsid="0007ffc6" officeooo:paragraph-rsid="0007ffc6" style:font-weight-asian="bold" style:font-weight-complex="bold"/>
    </style:style>
    <style:style style:name="P10" style:family="paragraph" style:parent-style-name="Standard">
      <style:text-properties fo:font-size="20pt" officeooo:rsid="000918d3" officeooo:paragraph-rsid="000918d3"/>
    </style:style>
    <style:style style:name="P11" style:family="paragraph" style:parent-style-name="Standard">
      <style:text-properties fo:font-size="20pt" officeooo:rsid="000409ac" officeooo:paragraph-rsid="000409ac"/>
    </style:style>
    <style:style style:name="P12" style:family="paragraph" style:parent-style-name="Standard">
      <style:text-properties officeooo:rsid="000409ac" officeooo:paragraph-rsid="000409ac"/>
    </style:style>
    <style:style style:name="P13" style:family="paragraph" style:parent-style-name="Standard">
      <style:text-properties officeooo:rsid="000f5e0d" officeooo:paragraph-rsid="000f5e0d"/>
    </style:style>
    <style:style style:name="T1" style:family="text">
      <style:text-properties officeooo:rsid="00053434"/>
    </style:style>
    <style:style style:name="T2" style:family="text">
      <style:text-properties officeooo:rsid="0006ca3a"/>
    </style:style>
    <style:style style:name="T3" style:family="text">
      <style:text-properties fo:font-size="20pt"/>
    </style:style>
    <style:style style:name="T4" style:family="text">
      <style:text-properties fo:font-size="20pt" officeooo:rsid="0007ffc6"/>
    </style:style>
    <style:style style:name="T5" style:family="text">
      <style:text-properties officeooo:rsid="000918d3"/>
    </style:style>
    <style:style style:name="T6" style:family="text">
      <style:text-properties style:text-underline-style="solid" style:text-underline-width="auto" style:text-underline-color="font-color" officeooo:rsid="0007ffc6"/>
    </style:style>
    <style:style style:name="T7" style:family="text">
      <style:text-properties style:text-underline-style="solid" style:text-underline-width="auto" style:text-underline-color="font-color" officeooo:rsid="000c5717"/>
    </style:style>
    <style:style style:name="T8" style:family="text">
      <style:text-properties officeooo:rsid="000e3170"/>
    </style:style>
    <style:style style:name="T9" style:family="text">
      <style:text-properties officeooo:rsid="000ec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DICATED TO GOD THE FATHER</text:p>
      <text:p text:style-name="P9"/>
      <text:p text:style-name="P3">All Rights Reserved Christopher Topalian Copyright 2020-2021</text:p>
      <text:p text:style-name="P3"/>
      <text:p text:style-name="P1"><text:span text:style-name="T3">Topalian Game Engine </text:span><text:span text:style-name="T4">Data Navigator</text:span></text:p>
      <text:p text:style-name="P10">T <text:s text:c="11"/>G <text:s text:c="7"/>E <text:s text:c="9"/>D <text:s text:c="5"/>N</text:p>
      <text:p text:style-name="P11"/>
      <text:p text:style-name="P4">Release Notes: <text:span text:style-name="T6">Version 02</text:span><text:span text:style-name="T7">1</text:span></text:p>
      <text:p text:style-name="P1"/>
      <text:p text:style-name="P1">Menu System Now Works Smoothly with one open at a time and closes nicely with one click.</text:p>
      <text:p text:style-name="P1"/>
      <text:p text:style-name="P1">Menu system now uses an X at the top to close windows, which is what most users expect to find.</text:p>
      <text:p text:style-name="P1"/>
      <text:p text:style-name="P7">ADDED</text:p>
      <text:p text:style-name="P1">Bookmark System, can be used to make CITIES of Homes!</text:p>
      <text:p text:style-name="P1"/>
      <text:p text:style-name="P1">Teleport System utilizes the bookmarks we make.</text:p>
      <text:p text:style-name="P1"/>
      <text:p text:style-name="P8">Bookmark Row created using Letter C <text:span text:style-name="T9">and the bookmarks are also colored.</text:span></text:p>
      <text:p text:style-name="P8"/>
      <text:p text:style-name="P8">Bookmark Quick Goto is Shift + 1, Shift + 2, Shift + 3 etc, up to 0 on number on top of keyboard</text:p>
      <text:p text:style-name="P1"/>
      <text:p text:style-name="P2">Bookmark mode colors the player and informs them they are in bookmark mode.</text:p>
      <text:p text:style-name="P1"/>
      <text:p text:style-name="P1">Spreadsheet now shows 6<text:span text:style-name="T8">2</text:span> functions listed <text:span text:style-name="T5">for Topalian Game Engine Data Navigator</text:span>.</text:p>
      <text:p text:style-name="P1"/>
      <text:p text:style-name="P6">Music ADDED</text:p>
      <text:p text:style-name="P1">Music Menu <text:span text:style-name="T1">for Music in our Game World </text:span>with Two Songs Added <text:span text:style-name="T1">by default.</text:span></text:p>
      <text:p text:style-name="P1"/>
      <text:p text:style-name="P6">Sound ADDED</text:p>
      <text:p text:style-name="P1">Sound Efx added for when user opens a Menu <text:span text:style-name="T1">with Z button</text:span>, <text:span text:style-name="T2">Activates Bookmark mode </text:span><text:span text:style-name="T5">with letter B</text:span><text:span text:style-name="T2">, </text:span>Colors Bookmarks <text:span text:style-name="T5">with Letter C</text:span>, Deletes All Bookmarks <text:span text:style-name="T5">with Delete Button</text:span></text:p>
      <text:p text:style-name="P1"/>
      <text:p text:style-name="P1"/>
      <text:p text:style-name="P13">collegeOfScripting.weebly.com</text:p>
      <text:p text:style-name="P13">collegeOfScripting.wordpress.com</text:p>
      <text:p text:style-name="P13">youtube.com/ScriptingCollege</text:p>
      <text:p text:style-name="P13">github.com/ChristoherTopalian</text:p>
      <text:p text:style-name="P13"><text:a xlink:type="simple" xlink:href="https://github.com/ChristopherTopalian/TopalianGameEngineDataNavigator" text:style-name="Internet_20_link" text:visited-style-name="Visited_20_Internet_20_Link">https://github.com/ChristopherTopalian/TopalianGameEngineDataNavigator</text:a></text:p>
      <text:p text:style-name="P13"/>
      <text:p text:style-name="P13"/>
      <text:p text:style-name="P1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13:57:51.810000000</meta:creation-date>
    <dc:date>2021-03-26T01:51:10.405000000</dc:date>
    <meta:editing-duration>PT9H34M14S</meta:editing-duration>
    <meta:editing-cycles>1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3" meta:word-count="193" meta:character-count="1251" meta:non-whitespace-character-count="1049"/>
  </office:meta>
</office:document-meta>
</file>